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oppins" svg:font-family="Poppins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apple-system" fo:font-size="13pt" fo:letter-spacing="normal" fo:font-style="normal" fo:font-weight="normal" officeooo:rsid="000c73dc" officeooo:paragraph-rsid="000c73dc" style:font-size-asian="13pt" style:font-size-complex="13pt"/>
    </style:style>
    <style:style style:name="P2" style:family="paragraph" style:parent-style-name="Standard">
      <style:text-properties fo:font-size="13pt" officeooo:rsid="000c73dc" officeooo:paragraph-rsid="000c73dc" style:font-size-asian="13pt" style:font-size-complex="13pt"/>
    </style:style>
    <style:style style:name="P3" style:family="paragraph" style:parent-style-name="Standard">
      <style:text-properties fo:font-size="13pt" officeooo:rsid="000cd8b4" officeooo:paragraph-rsid="000cd8b4" style:font-size-asian="13pt" style:font-size-complex="13pt"/>
    </style:style>
    <style:style style:name="P4" style:family="paragraph" style:parent-style-name="Standard">
      <style:text-properties fo:font-size="13pt" officeooo:rsid="000eafb5" officeooo:paragraph-rsid="000eafb5" style:font-size-asian="13pt" style:font-size-complex="13pt"/>
    </style:style>
    <style:style style:name="P5" style:family="paragraph" style:parent-style-name="Standard">
      <style:text-properties fo:font-size="13pt" officeooo:rsid="000f6f8f" officeooo:paragraph-rsid="000f6f8f" style:font-size-asian="13pt" style:font-size-complex="13pt"/>
    </style:style>
    <style:style style:name="P6" style:family="paragraph" style:parent-style-name="Standard">
      <style:text-properties fo:font-size="13pt" officeooo:rsid="00113c7d" officeooo:paragraph-rsid="00113c7d" style:font-size-asian="13pt" style:font-size-complex="13pt"/>
    </style:style>
    <style:style style:name="P7" style:family="paragraph" style:parent-style-name="Standard">
      <style:text-properties fo:color="#000000" loext:opacity="100%" fo:font-size="13pt" officeooo:rsid="000c73dc" officeooo:paragraph-rsid="000c73dc" style:font-size-asian="13pt" style:font-size-complex="13pt"/>
    </style:style>
    <style:style style:name="P8" style:family="paragraph" style:parent-style-name="Standard">
      <style:text-properties fo:color="#000000" loext:opacity="100%" fo:font-size="13pt" officeooo:rsid="000cd8b4" officeooo:paragraph-rsid="000cd8b4" style:font-size-asian="13pt" style:font-size-complex="13pt"/>
    </style:style>
    <style:style style:name="P9" style:family="paragraph" style:parent-style-name="Standard">
      <style:text-properties fo:color="#000000" loext:opacity="100%" fo:font-size="13pt" officeooo:rsid="000f6f8f" officeooo:paragraph-rsid="000f6f8f" style:font-size-asian="13pt" style:font-size-complex="13pt"/>
    </style:style>
    <style:style style:name="P10" style:family="paragraph" style:parent-style-name="Standard">
      <style:text-properties fo:color="#000000" loext:opacity="100%" fo:font-size="13pt" officeooo:rsid="000eafb5" officeooo:paragraph-rsid="000eafb5" style:font-size-asian="13pt" style:font-size-complex="13pt"/>
    </style:style>
    <style:style style:name="P11" style:family="paragraph" style:parent-style-name="Standard">
      <style:text-properties fo:color="#000000" loext:opacity="100%" fo:font-size="13pt" officeooo:rsid="00113c7d" officeooo:paragraph-rsid="00113c7d" style:font-size-asian="13pt" style:font-size-complex="13pt"/>
    </style:style>
    <style:style style:name="P12" style:family="paragraph" style:parent-style-name="Standard">
      <style:text-properties fo:color="#000000" loext:opacity="100%" fo:font-size="13pt" officeooo:rsid="001261ac" officeooo:paragraph-rsid="001261ac" style:font-size-asian="13pt" style:font-size-complex="13pt"/>
    </style:style>
    <style:style style:name="P13" style:family="paragraph" style:parent-style-name="Standard">
      <style:text-properties fo:color="#000000" loext:opacity="100%" fo:font-size="13pt" officeooo:rsid="00140b94" officeooo:paragraph-rsid="00140b94" style:font-size-asian="13pt" style:font-size-complex="13pt"/>
    </style:style>
    <style:style style:name="P14" style:family="paragraph" style:parent-style-name="Standard">
      <style:text-properties fo:color="#000000" loext:opacity="100%" fo:font-size="13pt" officeooo:rsid="0015e07a" officeooo:paragraph-rsid="0015e07a" style:font-size-asian="13pt" style:font-size-complex="13pt"/>
    </style:style>
    <style:style style:name="P15" style:family="paragraph" style:parent-style-name="Standard">
      <style:text-properties fo:color="#000000" loext:opacity="100%" fo:font-size="13pt" officeooo:rsid="001638fa" officeooo:paragraph-rsid="001638fa" style:font-size-asian="13pt" style:font-size-complex="13pt"/>
    </style:style>
    <style:style style:name="P16" style:family="paragraph" style:parent-style-name="Standard">
      <style:text-properties fo:color="#000000" loext:opacity="100%" fo:font-size="13pt" officeooo:rsid="00179cee" officeooo:paragraph-rsid="00179cee" style:font-size-asian="13pt" style:font-size-complex="13pt"/>
    </style:style>
    <style:style style:name="P17" style:family="paragraph" style:parent-style-name="Standard">
      <style:text-properties fo:color="#000000" loext:opacity="100%" fo:font-size="13pt" officeooo:rsid="00179cee" officeooo:paragraph-rsid="0017df27" style:font-size-asian="13pt" style:font-size-complex="13pt"/>
    </style:style>
    <style:style style:name="P18" style:family="paragraph" style:parent-style-name="Standard">
      <style:text-properties fo:color="#000000" loext:opacity="100%" fo:font-size="13pt" officeooo:rsid="0017df27" officeooo:paragraph-rsid="0017df27" style:font-size-asian="13pt" style:font-size-complex="13pt"/>
    </style:style>
    <style:style style:name="P19" style:family="paragraph" style:parent-style-name="Standard">
      <style:text-properties fo:color="#000000" loext:opacity="100%" fo:font-size="13pt" officeooo:rsid="00196ab5" officeooo:paragraph-rsid="00196ab5" style:font-size-asian="13pt" style:font-size-complex="13pt"/>
    </style:style>
    <style:style style:name="P20" style:family="paragraph" style:parent-style-name="Standard">
      <style:text-properties fo:color="#000000" loext:opacity="100%" fo:font-size="13pt" officeooo:rsid="00198c90" officeooo:paragraph-rsid="00198c90" style:font-size-asian="13pt" style:font-size-complex="13pt"/>
    </style:style>
    <style:style style:name="P21" style:family="paragraph" style:parent-style-name="Standard">
      <style:text-properties fo:color="#000000" loext:opacity="100%" fo:font-size="13pt" officeooo:rsid="001a0886" officeooo:paragraph-rsid="001a0886" style:font-size-asian="13pt" style:font-size-complex="13pt"/>
    </style:style>
    <style:style style:name="P22" style:family="paragraph" style:parent-style-name="Standard">
      <style:text-properties fo:color="#000000" loext:opacity="100%" fo:font-size="13pt" officeooo:rsid="001b65dc" officeooo:paragraph-rsid="001b65dc" style:font-size-asian="13pt" style:font-size-complex="13pt"/>
    </style:style>
    <style:style style:name="P23" style:family="paragraph" style:parent-style-name="Standard">
      <style:text-properties fo:color="#000000" loext:opacity="100%" fo:font-size="13pt" officeooo:rsid="001cee8b" officeooo:paragraph-rsid="001cee8b" style:font-size-asian="13pt" style:font-size-complex="13pt"/>
    </style:style>
    <style:style style:name="P24" style:family="paragraph" style:parent-style-name="Standard">
      <style:text-properties fo:color="#000000" loext:opacity="100%" fo:font-size="13pt" officeooo:rsid="001e41b8" officeooo:paragraph-rsid="001e41b8" style:font-size-asian="13pt" style:font-size-complex="13pt"/>
    </style:style>
    <style:style style:name="P25" style:family="paragraph" style:parent-style-name="Standard">
      <style:text-properties fo:color="#000000" loext:opacity="100%" fo:font-size="13pt" officeooo:rsid="001efd4b" officeooo:paragraph-rsid="001efd4b" style:font-size-asian="13pt" style:font-size-complex="13pt"/>
    </style:style>
    <style:style style:name="P26" style:family="paragraph" style:parent-style-name="Standard">
      <style:text-properties fo:color="#000000" loext:opacity="100%" fo:font-size="13pt" fo:font-weight="bold" officeooo:rsid="00196ab5" officeooo:paragraph-rsid="00196ab5" style:font-size-asian="13pt" style:font-weight-asian="bold" style:font-size-complex="13pt" style:font-weight-complex="bold"/>
    </style:style>
    <style:style style:name="P27" style:family="paragraph" style:parent-style-name="Standard">
      <style:text-properties fo:color="#000000" loext:opacity="100%" fo:font-size="13pt" fo:font-weight="normal" officeooo:rsid="001b65dc" officeooo:paragraph-rsid="001b65dc" style:font-size-asian="13pt" style:font-weight-asian="normal" style:font-size-complex="13pt" style:font-weight-complex="normal"/>
    </style:style>
    <style:style style:name="P28" style:family="paragraph" style:parent-style-name="Text_20_body">
      <style:text-properties fo:font-variant="normal" fo:text-transform="none" fo:color="#090909" loext:opacity="100%" style:font-name="apple-system" fo:font-size="13pt" fo:letter-spacing="normal" fo:font-style="normal" fo:font-weight="normal" officeooo:rsid="000c73dc" officeooo:paragraph-rsid="000c73dc" style:font-size-asian="13pt" style:font-size-complex="13pt"/>
    </style:style>
    <style:style style:name="P29" style:family="paragraph" style:parent-style-name="Text_20_body">
      <style:text-properties fo:font-variant="normal" fo:text-transform="none" fo:color="#000000" loext:opacity="100%" style:font-name="apple-system" fo:font-size="13pt" fo:letter-spacing="normal" fo:font-style="normal" fo:font-weight="normal" officeooo:rsid="000c73dc" officeooo:paragraph-rsid="000c73dc" style:font-size-asian="13pt" style:font-size-complex="13pt"/>
    </style:style>
    <style:style style:name="P30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13c7d" officeooo:paragraph-rsid="00113c7d" style:font-size-asian="13pt" style:font-size-complex="13pt"/>
    </style:style>
    <style:style style:name="P31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261ac" officeooo:paragraph-rsid="001261ac" style:font-size-asian="13pt" style:font-size-complex="13pt"/>
    </style:style>
    <style:style style:name="P32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40b94" officeooo:paragraph-rsid="00140b94" style:font-size-asian="13pt" style:font-size-complex="13pt"/>
    </style:style>
    <style:style style:name="P33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5e07a" officeooo:paragraph-rsid="0015e07a" style:font-size-asian="13pt" style:font-size-complex="13pt"/>
    </style:style>
    <style:style style:name="P34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638fa" officeooo:paragraph-rsid="001638fa" style:font-size-asian="13pt" style:font-size-complex="13pt"/>
    </style:style>
    <style:style style:name="P35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79cee" officeooo:paragraph-rsid="00179cee" style:font-size-asian="13pt" style:font-size-complex="13pt"/>
    </style:style>
    <style:style style:name="P36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79cee" officeooo:paragraph-rsid="0017df27" style:font-size-asian="13pt" style:font-size-complex="13pt"/>
    </style:style>
    <style:style style:name="P37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7df27" officeooo:paragraph-rsid="0017df27" style:font-size-asian="13pt" style:font-size-complex="13pt"/>
    </style:style>
    <style:style style:name="P38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96ab5" officeooo:paragraph-rsid="00196ab5" style:font-size-asian="13pt" style:font-size-complex="13pt"/>
    </style:style>
    <style:style style:name="P39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98c90" officeooo:paragraph-rsid="00198c90" style:font-size-asian="13pt" style:font-size-complex="13pt"/>
    </style:style>
    <style:style style:name="P40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a0886" officeooo:paragraph-rsid="001a0886" style:font-size-asian="13pt" style:font-size-complex="13pt"/>
    </style:style>
    <style:style style:name="P41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b65dc" officeooo:paragraph-rsid="001b65dc" style:font-size-asian="13pt" style:font-size-complex="13pt"/>
    </style:style>
    <style:style style:name="P42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cee8b" officeooo:paragraph-rsid="001cee8b" style:font-size-asian="13pt" style:font-size-complex="13pt"/>
    </style:style>
    <style:style style:name="P43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e41b8" officeooo:paragraph-rsid="001e41b8" style:font-size-asian="13pt" style:font-size-complex="13pt"/>
    </style:style>
    <style:style style:name="P44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normal" officeooo:rsid="001b65dc" officeooo:paragraph-rsid="001b65dc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Poppins" fo:font-size="13pt" fo:letter-spacing="normal" fo:font-style="normal" fo:font-weight="bold" officeooo:rsid="001b65dc" officeooo:paragraph-rsid="001b65dc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style:font-name="Poppins" fo:letter-spacing="normal" fo:font-style="normal"/>
    </style:style>
    <style:style style:name="T2" style:family="text">
      <style:text-properties fo:font-variant="normal" fo:text-transform="none" style:font-name="Poppins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Poppins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Poppins" fo:letter-spacing="normal" fo:font-style="normal" fo:font-weight="normal" officeooo:rsid="001261ac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PI reseach</text:p>
      <text:p text:style-name="P7"/>
      <text:h text:style-name="P1" text:outline-level="1">MediaStream API in Javascript – records vocals</text:h>
      <text:p text:style-name="P29"/>
      <text:p text:style-name="P29">//</text:p>
      <text:p text:style-name="P29">Movie App</text:p>
      <text:p text:style-name="P28"><text:a xlink:type="simple" xlink:href="https://www.themoviedb.org/documentation/api" text:style-name="Internet_20_link" text:visited-style-name="Visited_20_Internet_20_Link"><text:span text:style-name="T6">https://www.themoviedb.org/documentation/api</text:span></text:a></text:p>
      <text:p text:style-name="P29">//</text:p>
      <text:p text:style-name="P29">NASA Api’s</text:p>
      <text:p text:style-name="P28"><text:a xlink:type="simple" xlink:href="https://api.nasa.gov/" text:style-name="Internet_20_link" text:visited-style-name="Visited_20_Internet_20_Link"><text:span text:style-name="T6">https://api.nasa.gov/</text:span></text:a></text:p>
      <text:p text:style-name="P29">//</text:p>
      <text:p text:style-name="P29">financial tings:</text:p>
      <text:p text:style-name="P29">https://www.frankfurter.app/</text:p>
      <text:p text:style-name="P7">//</text:p>
      <text:p text:style-name="P8">another meal api</text:p>
      <text:p text:style-name="P2"><text:a xlink:type="simple" xlink:href="https://www.themealdb.com/" text:style-name="Internet_20_link" text:visited-style-name="Visited_20_Internet_20_Link"><text:span text:style-name="T6">https://www.themealdb.com/</text:span></text:a></text:p>
      <text:p text:style-name="P7">//</text:p>
      <text:p text:style-name="P9">and another</text:p>
      <text:p text:style-name="P5"><text:a xlink:type="simple" xlink:href="https://spoonacular.com/food-api" text:style-name="Internet_20_link" text:visited-style-name="Visited_20_Internet_20_Link"><text:span text:style-name="T6">https://spoonacular.com/food-api</text:span></text:a></text:p>
      <text:p text:style-name="P9"/>
      <text:p text:style-name="P9">//</text:p>
      <text:p text:style-name="P7"/>
      <text:p text:style-name="P8">another movie app</text:p>
      <text:p text:style-name="P3"><text:a xlink:type="simple" xlink:href="https://www.omdbapi.com/" text:style-name="Internet_20_link" text:visited-style-name="Visited_20_Internet_20_Link"><text:span text:style-name="T6">https://www.omdbapi.com/</text:span></text:a></text:p>
      <text:p text:style-name="P8">//</text:p>
      <text:p text:style-name="P8">pokemon</text:p>
      <text:p text:style-name="P3"><text:a xlink:type="simple" xlink:href="http://pokeapi.co/" text:style-name="Internet_20_link" text:visited-style-name="Visited_20_Internet_20_Link"><text:span text:style-name="T6">http://pokeapi.co/</text:span></text:a></text:p>
      <text:p text:style-name="P8"/>
      <text:p text:style-name="P8">//</text:p>
      <text:p text:style-name="P8">rick and morty</text:p>
      <text:p text:style-name="P3"><text:a xlink:type="simple" xlink:href="http://rickandmortyapi.com/" text:style-name="Internet_20_link" text:visited-style-name="Visited_20_Internet_20_Link"><text:span text:style-name="T6">http://rickandmortyapi.com/</text:span></text:a></text:p>
      <text:p text:style-name="P8"/>
      <text:p text:style-name="P8">//</text:p>
      <text:p text:style-name="P8">avatar builder</text:p>
      <text:p text:style-name="P3"><text:a xlink:type="simple" xlink:href="https://avatars.dicebear.com/docs" text:style-name="Internet_20_link" text:visited-style-name="Visited_20_Internet_20_Link"><text:span text:style-name="T6">https://avatars.dicebear.com/docs</text:span></text:a></text:p>
      <text:p text:style-name="P8"/>
      <text:p text:style-name="P8"/>
      <text:p text:style-name="P8">//</text:p>
      <text:p text:style-name="P8">daily cat facts</text:p>
      <text:p text:style-name="P3"><text:a xlink:type="simple" xlink:href="https://alexwohlbruck.github.io/cat-facts/?ref=apilist.fun" text:style-name="Internet_20_link" text:visited-style-name="Visited_20_Internet_20_Link"><text:span text:style-name="T6">https://alexwohlbruck.github.io/cat-facts/?ref=apilist.fun</text:span></text:a></text:p>
      <text:p text:style-name="P8"/>
      <text:p text:style-name="P8"><text:soft-page-break/>//</text:p>
      <text:p text:style-name="P8">geography database</text:p>
      <text:p text:style-name="P3"><text:a xlink:type="simple" xlink:href="http://www.geonames.org/export/?ref=apilist.fun" text:style-name="Internet_20_link" text:visited-style-name="Visited_20_Internet_20_Link"><text:span text:style-name="T6">http://www.geonames.org/export/?ref=apilist.fun</text:span></text:a></text:p>
      <text:p text:style-name="P8">//</text:p>
      <text:p text:style-name="P8">exchange rates</text:p>
      <text:p text:style-name="P3"><text:a xlink:type="simple" xlink:href="https://fixer.io/?ref=apilist.fun" text:style-name="Internet_20_link" text:visited-style-name="Visited_20_Internet_20_Link"><text:span text:style-name="T6">https://fixer.io/?ref=apilist.fun</text:span></text:a></text:p>
      <text:p text:style-name="P8"/>
      <text:p text:style-name="P8">//</text:p>
      <text:p text:style-name="P3"><text:a xlink:type="simple" xlink:href="https://currencylayer.com/documentation?ref=apilist.fun" text:style-name="Internet_20_link" text:visited-style-name="Visited_20_Internet_20_Link"><text:span text:style-name="T6">https://currencylayer.com/documentation?ref=apilist.fun</text:span></text:a></text:p>
      <text:p text:style-name="P8">more exchange rates</text:p>
      <text:p text:style-name="P8"/>
      <text:p text:style-name="P8">//</text:p>
      <text:p text:style-name="P8">avatars</text:p>
      <text:p text:style-name="P3"><text:a xlink:type="simple" xlink:href="https://adorable.io/?ref=apilist.fun" text:style-name="Internet_20_link" text:visited-style-name="Visited_20_Internet_20_Link"><text:span text:style-name="T6">https://adorable.io/?ref=apilist.fun</text:span></text:a></text:p>
      <text:p text:style-name="P8"/>
      <text:p text:style-name="P8">//</text:p>
      <text:p text:style-name="P3"><text:a xlink:type="simple" xlink:href="https://ipstack.com/?ref=apilist.fun" text:style-name="Internet_20_link" text:visited-style-name="Visited_20_Internet_20_Link"><text:span text:style-name="T6">https://ipstack.com/?ref=apilist.fun</text:span></text:a></text:p>
      <text:p text:style-name="P10">ip tracker for visitors</text:p>
      <text:p text:style-name="P10"/>
      <text:p text:style-name="P10">//</text:p>
      <text:p text:style-name="P4"><text:a xlink:type="simple" xlink:href="https://fungenerators.com/api/facts/?ref=apilist.fun" text:style-name="Internet_20_link" text:visited-style-name="Visited_20_Internet_20_Link"><text:span text:style-name="T6">https://fungenerators.com/api/facts/?ref=apilist.fun</text:span></text:a></text:p>
      <text:p text:style-name="P10">random facts</text:p>
      <text:p text:style-name="P10"/>
      <text:p text:style-name="P10">//</text:p>
      <text:p text:style-name="P10">superheroes</text:p>
      <text:p text:style-name="P4"><text:a xlink:type="simple" xlink:href="https://superheroapi.com/?ref=apilist.fun" text:style-name="Internet_20_link" text:visited-style-name="Visited_20_Internet_20_Link"><text:span text:style-name="T6">https://superheroapi.com/?ref=apilist.fun</text:span></text:a></text:p>
      <text:p text:style-name="P10"/>
      <text:p text:style-name="P10">//</text:p>
      <text:p text:style-name="P10"/>
      <text:p text:style-name="P10">star-wars</text:p>
      <text:p text:style-name="P4"><text:a xlink:type="simple" xlink:href="https://swapi.dev/" text:style-name="Internet_20_link" text:visited-style-name="Visited_20_Internet_20_Link"><text:span text:style-name="T6">https://swapi.dev/</text:span></text:a></text:p>
      <text:p text:style-name="P10">//</text:p>
      <text:p text:style-name="P10"/>
      <text:p text:style-name="P4"><text:a xlink:type="simple" xlink:href="https://jsonplaceholder.typicode.com/" text:style-name="Internet_20_link" text:visited-style-name="Visited_20_Internet_20_Link"><text:span text:style-name="T6">https://jsonplaceholder.typicode.com/</text:span></text:a></text:p>
      <text:p text:style-name="P10">as it says on the tin</text:p>
      <text:p text:style-name="P10"/>
      <text:p text:style-name="P10">//</text:p>
      <text:p text:style-name="P10">fake store</text:p>
      <text:p text:style-name="P4"><text:a xlink:type="simple" xlink:href="https://fakestoreapi.com/" text:style-name="Internet_20_link" text:visited-style-name="Visited_20_Internet_20_Link"><text:span text:style-name="T6">https://fakestoreapi.com/</text:span></text:a></text:p>
      <text:p text:style-name="P10"/>
      <text:p text:style-name="P10">//</text:p>
      <text:p text:style-name="P10">photo dump</text:p>
      <text:p text:style-name="P4"><text:a xlink:type="simple" xlink:href="https://unsplash.com/documentation" text:style-name="Internet_20_link" text:visited-style-name="Visited_20_Internet_20_Link"><text:span text:style-name="T6">https://unsplash.com/documentation</text:span></text:a></text:p>
      <text:p text:style-name="P10"/>
      <text:p text:style-name="P10">//</text:p>
      <text:p text:style-name="P4"><text:a xlink:type="simple" xlink:href="https://quotes.rest/" text:style-name="Internet_20_link" text:visited-style-name="Visited_20_Internet_20_Link"><text:span text:style-name="T6">https://quotes.rest/</text:span></text:a></text:p>
      <text:p text:style-name="P10">quotes api</text:p>
      <text:p text:style-name="P10">//</text:p>
      <text:p text:style-name="P4"><text:soft-page-break/><text:a xlink:type="simple" xlink:href="https://github.com/r-spacex/SpaceX-API" text:style-name="Internet_20_link" text:visited-style-name="Visited_20_Internet_20_Link"><text:span text:style-name="T6">https://github.com/r-spacex/SpaceX-API</text:span></text:a></text:p>
      <text:p text:style-name="P10">space x api</text:p>
      <text:p text:style-name="P10">//</text:p>
      <text:p text:style-name="P4"><text:a xlink:type="simple" xlink:href="https://randomuser.me/" text:style-name="Internet_20_link" text:visited-style-name="Visited_20_Internet_20_Link"><text:span text:style-name="T6">https://randomuser.me/</text:span></text:a></text:p>
      <text:p text:style-name="P10">as it says…….</text:p>
      <text:p text:style-name="P10">//</text:p>
      <text:p text:style-name="P10">jokes api</text:p>
      <text:p text:style-name="P4"><text:a xlink:type="simple" xlink:href="https://github.com/15Dkatz/official_joke_api" text:style-name="Internet_20_link" text:visited-style-name="Visited_20_Internet_20_Link"><text:span text:style-name="T6">https://github.com/15Dkatz/official_joke_api</text:span></text:a></text:p>
      <text:p text:style-name="P10"/>
      <text:p text:style-name="P10">//</text:p>
      <text:p text:style-name="P9">marvel api</text:p>
      <text:p text:style-name="P4"><text:a xlink:type="simple" xlink:href="http://developer.marvel.com/" text:style-name="Internet_20_link" text:visited-style-name="Visited_20_Internet_20_Link"><text:span text:style-name="T6">http://developer.marvel.com/</text:span></text:a></text:p>
      <text:p text:style-name="P10"/>
      <text:p text:style-name="P10">//</text:p>
      <text:p text:style-name="P9">spotify</text:p>
      <text:p text:style-name="P10"/>
      <text:p text:style-name="P4"><text:a xlink:type="simple" xlink:href="https://developer.spotify.com/" text:style-name="Internet_20_link" text:visited-style-name="Visited_20_Internet_20_Link"><text:span text:style-name="T6">https://developer.spotify.com/</text:span></text:a></text:p>
      <text:p text:style-name="P10"/>
      <text:p text:style-name="P10">//</text:p>
      <text:p text:style-name="P10"/>
      <text:p text:style-name="P4"><text:a xlink:type="simple" xlink:href="https://www.api-football.com/" text:style-name="Internet_20_link" text:visited-style-name="Visited_20_Internet_20_Link"><text:span text:style-name="T6">https://www.api-football.com/</text:span></text:a></text:p>
      <text:p text:style-name="P9">football</text:p>
      <text:p text:style-name="P9">//</text:p>
      <text:p text:style-name="P9"/>
      <text:p text:style-name="P5"><text:a xlink:type="simple" xlink:href="https://www.thecocktaildb.com/api.php" text:style-name="Internet_20_link" text:visited-style-name="Visited_20_Internet_20_Link"><text:span text:style-name="T6">https://www.thecocktaildb.com/api.php</text:span></text:a></text:p>
      <text:p text:style-name="P9">//cocktail</text:p>
      <text:p text:style-name="P9"/>
      <text:p text:style-name="P9">//</text:p>
      <text:p text:style-name="P5"><text:a xlink:type="simple" xlink:href="https://untappd.com/api/docs" text:style-name="Internet_20_link" text:visited-style-name="Visited_20_Internet_20_Link"><text:span text:style-name="T6">https://untappd.com/api/docs</text:span></text:a></text:p>
      <text:p text:style-name="P9">beer drinkers</text:p>
      <text:p text:style-name="P9"/>
      <text:p text:style-name="P9">//</text:p>
      <text:p text:style-name="P5"><text:a xlink:type="simple" xlink:href="http://sportsopendata.net/" text:style-name="Internet_20_link" text:visited-style-name="Visited_20_Internet_20_Link"><text:span text:style-name="T6">http://sportsopendata.net/</text:span></text:a></text:p>
      <text:p text:style-name="P11">another sports api</text:p>
      <text:p text:style-name="P11"/>
      <text:p text:style-name="P11">//</text:p>
      <text:p text:style-name="P6"><text:a xlink:type="simple" xlink:href="https://www.affirmations.dev/" text:style-name="Internet_20_link" text:visited-style-name="Visited_20_Internet_20_Link"><text:span text:style-name="T6">https://www.affirmations.dev/</text:span></text:a></text:p>
      <text:p text:style-name="P11">pos aff</text:p>
      <text:p text:style-name="P11">//</text:p>
      <text:p text:style-name="P11">local data gathering</text:p>
      <text:p text:style-name="P6"><text:a xlink:type="simple" xlink:href="https://restcountries.eu/" text:style-name="Internet_20_link" text:visited-style-name="Visited_20_Internet_20_Link"><text:span text:style-name="T3">https://restcountries.eu/</text:span></text:a></text:p>
      <text:p text:style-name="P30"/>
      <text:p text:style-name="P9">//</text:p>
      <text:p text:style-name="P11">yandex translate</text:p>
      <text:p text:style-name="P6"><text:span text:style-name="T5"> </text:span><text:a xlink:type="simple" xlink:href="https://tech.yandex.com/translate/" text:style-name="Internet_20_link" text:visited-style-name="Visited_20_Internet_20_Link"><text:span text:style-name="T3">https://tech.yandex.com/translate/</text:span></text:a></text:p>
      <text:p text:style-name="P30">//</text:p>
      <text:p text:style-name="P30">lord of the rings api</text:p>
      <text:p text:style-name="P30"/>
      <text:p text:style-name="P6"><text:soft-page-break/><text:span text:style-name="T3">//</text:span><text:span text:style-name="T4">web scraper</text:span></text:p>
      <text:p text:style-name="P6"><text:a xlink:type="simple" xlink:href="https://the-one-api.herokuapp.com/https://public-apis.io/scraping-bee-api" text:style-name="Internet_20_link" text:visited-style-name="Visited_20_Internet_20_Link"><text:span text:style-name="T3">https://the-one-api.herokuapp.com/https://public-apis.io/scraping-bee-api</text:span></text:a></text:p>
      <text:p text:style-name="P30"/>
      <text:p text:style-name="P30"/>
      <text:p text:style-name="P30">//</text:p>
      <text:p text:style-name="P31">another web scraper</text:p>
      <text:p text:style-name="P12"><text:a xlink:type="simple" xlink:href="https://public-apis.io/web-scraper-api-by-datashake" text:style-name="Internet_20_link" text:visited-style-name="Visited_20_Internet_20_Link"><text:span text:style-name="T2">https://public-apis.io/web-scraper-api-by-datashake</text:span></text:a></text:p>
      <text:p text:style-name="P31"/>
      <text:p text:style-name="P31">//</text:p>
      <text:p text:style-name="P32">pizza order</text:p>
      <text:p text:style-name="P32"/>
      <text:p text:style-name="P32"/>
      <text:p text:style-name="P12"><text:a xlink:type="simple" xlink:href="https://public-apis.io/order-pizza-food-api" text:style-name="Internet_20_link" text:visited-style-name="Visited_20_Internet_20_Link"><text:span text:style-name="T2">https://public-apis.io/order-pizza-food-api</text:span></text:a></text:p>
      <text:p text:style-name="P31"/>
      <text:p text:style-name="P31">//</text:p>
      <text:p text:style-name="P32">pollen</text:p>
      <text:p text:style-name="P13"><text:a xlink:type="simple" xlink:href="https://public-apis.io/ambee-pollen-api" text:style-name="Internet_20_link" text:visited-style-name="Visited_20_Internet_20_Link"><text:span text:style-name="T2">https://public-apis.io/ambee-pollen-api</text:span></text:a></text:p>
      <text:p text:style-name="P32"/>
      <text:p text:style-name="P32">//</text:p>
      <text:p text:style-name="P13"><text:a xlink:type="simple" xlink:href="https://public-apis.io/random-fox-animals-api" text:style-name="Internet_20_link" text:visited-style-name="Visited_20_Internet_20_Link"><text:span text:style-name="T2">https://public-apis.io/random-fox-animals-api</text:span></text:a></text:p>
      <text:p text:style-name="P33">rndom fox</text:p>
      <text:p text:style-name="P33">//</text:p>
      <text:p text:style-name="P14"><text:a xlink:type="simple" xlink:href="https://public-apis.io/web-scraping-ai-api" text:style-name="Internet_20_link" text:visited-style-name="Visited_20_Internet_20_Link"><text:span text:style-name="T2">https://public-apis.io/web-scraping-ai-api</text:span></text:a></text:p>
      <text:p text:style-name="P34">webscraper</text:p>
      <text:p text:style-name="P34">//</text:p>
      <text:p text:style-name="P15"><text:a xlink:type="simple" xlink:href="https://public-apis.io/space-flight-news-api" text:style-name="Internet_20_link" text:visited-style-name="Visited_20_Internet_20_Link"><text:span text:style-name="T2">https://public-apis.io/space-flight-news-api</text:span></text:a></text:p>
      <text:p text:style-name="P35">spaceflight news</text:p>
      <text:p text:style-name="P35">//</text:p>
      <text:p text:style-name="P35"/>
      <text:p text:style-name="P35">bible API</text:p>
      <text:p text:style-name="P16"><text:a xlink:type="simple" xlink:href="https://public-apis.io/bible-api" text:style-name="Internet_20_link" text:visited-style-name="Visited_20_Internet_20_Link"><text:span text:style-name="T2">https://public-apis.io/bible-api</text:span></text:a></text:p>
      <text:p text:style-name="P35">//</text:p>
      <text:p text:style-name="P35"/>
      <text:p text:style-name="P35">news api</text:p>
      <text:p text:style-name="P16"><text:a xlink:type="simple" xlink:href="https://public-apis.io/news-catcher-api" text:style-name="Internet_20_link" text:visited-style-name="Visited_20_Internet_20_Link"><text:span text:style-name="T2">https://public-apis.io/news-catcher-api</text:span></text:a></text:p>
      <text:p text:style-name="P35"/>
      <text:p text:style-name="P35">//</text:p>
      <text:p text:style-name="P35"/>
      <text:p text:style-name="P35"/>
      <text:p text:style-name="P35">webscraper</text:p>
      <text:p text:style-name="P16"><text:a xlink:type="simple" xlink:href="https://public-apis.io/scraper-box-api" text:style-name="Internet_20_link" text:visited-style-name="Visited_20_Internet_20_Link"><text:span text:style-name="T2">https://public-apis.io/scraper-box-api</text:span></text:a></text:p>
      <text:p text:style-name="P35">//</text:p>
      <text:p text:style-name="P37">searchscrape</text:p>
      <text:p text:style-name="P16"><text:a xlink:type="simple" xlink:href="https://public-apis.io/zenserp-scraping-api" text:style-name="Internet_20_link" text:visited-style-name="Visited_20_Internet_20_Link"><text:span text:style-name="T2">https://public-apis.io/zenserp-scraping-api</text:span></text:a></text:p>
      <text:p text:style-name="P35"/>
      <text:p text:style-name="P36">//</text:p>
      <text:p text:style-name="P17"><text:a xlink:type="simple" xlink:href="https://public-apis.io/zenscrape-api" text:style-name="Internet_20_link" text:visited-style-name="Visited_20_Internet_20_Link"><text:span text:style-name="T2">https://public-apis.io/zenscrape-api</text:span></text:a></text:p>
      <text:p text:style-name="P36"/>
      <text:p text:style-name="P37"><text:soft-page-break/>webscraper</text:p>
      <text:p text:style-name="P35"/>
      <text:p text:style-name="P35">//</text:p>
      <text:p text:style-name="P37">video games history api</text:p>
      <text:p text:style-name="P18"><text:a xlink:type="simple" xlink:href="https://public-apis.io/rawg-api" text:style-name="Internet_20_link" text:visited-style-name="Visited_20_Internet_20_Link"><text:span text:style-name="T2">https://public-apis.io/rawg-api</text:span></text:a></text:p>
      <text:p text:style-name="P37"/>
      <text:p text:style-name="P37">//</text:p>
      <text:p text:style-name="P37"/>
      <text:p text:style-name="P37">another scraper</text:p>
      <text:p text:style-name="P18"><text:a xlink:type="simple" xlink:href="https://public-apis.io/scrape-owl-api" text:style-name="Internet_20_link" text:visited-style-name="Visited_20_Internet_20_Link"><text:span text:style-name="T2">https://public-apis.io/scrape-owl-api</text:span></text:a></text:p>
      <text:p text:style-name="P37"/>
      <text:p text:style-name="P37">//</text:p>
      <text:p text:style-name="P37"/>
      <text:p text:style-name="P18"><text:a xlink:type="simple" xlink:href="https://public-apis.io/quick-chart-api" text:style-name="Internet_20_link" text:visited-style-name="Visited_20_Internet_20_Link"><text:span text:style-name="T2">https://public-apis.io/quick-chart-api</text:span></text:a></text:p>
      <text:p text:style-name="P37">quick chart</text:p>
      <text:p text:style-name="P37"/>
      <text:p text:style-name="P37">//</text:p>
      <text:p text:style-name="P37"/>
      <text:p text:style-name="P37">you guys love scrapers</text:p>
      <text:p text:style-name="P37"/>
      <text:p text:style-name="P18"><text:a xlink:type="simple" xlink:href="https://public-apis.io/scrapingdog-api" text:style-name="Internet_20_link" text:visited-style-name="Visited_20_Internet_20_Link"><text:span text:style-name="T2">https://public-apis.io/scrapingdog-api</text:span></text:a></text:p>
      <text:p text:style-name="P37"/>
      <text:p text:style-name="P37">//</text:p>
      <text:p text:style-name="P18"><text:a xlink:type="simple" xlink:href="https://public-apis.io/taylor-rest-api" text:style-name="Internet_20_link" text:visited-style-name="Visited_20_Internet_20_Link"><text:span text:style-name="T2">https://public-apis.io/taylor-rest-api</text:span></text:a></text:p>
      <text:p text:style-name="P37">taylor swift quotes</text:p>
      <text:p text:style-name="P37"/>
      <text:p text:style-name="P37">//</text:p>
      <text:p text:style-name="P18"><text:a xlink:type="simple" xlink:href="https://public-apis.io/football-prediction-api" text:style-name="Internet_20_link" text:visited-style-name="Visited_20_Internet_20_Link"><text:span text:style-name="T2">https://public-apis.io/football-prediction-api</text:span></text:a></text:p>
      <text:p text:style-name="P37">football prediction api</text:p>
      <text:p text:style-name="P37"/>
      <text:p text:style-name="P37">//</text:p>
      <text:p text:style-name="P37"/>
      <text:p text:style-name="P18"><text:a xlink:type="simple" xlink:href="https://public-apis.io/the-sports-db-api" text:style-name="Internet_20_link" text:visited-style-name="Visited_20_Internet_20_Link"><text:span text:style-name="T2">https://public-apis.io/the-sports-db-api</text:span></text:a></text:p>
      <text:p text:style-name="P37">sports api</text:p>
      <text:p text:style-name="P37"/>
      <text:p text:style-name="P37">//</text:p>
      <text:p text:style-name="P37">anime quotes</text:p>
      <text:p text:style-name="P18"><text:a xlink:type="simple" xlink:href="https://public-apis.io/anime-chan-quotes-api" text:style-name="Internet_20_link" text:visited-style-name="Visited_20_Internet_20_Link"><text:span text:style-name="T2">https://public-apis.io/anime-chan-quotes-api</text:span></text:a></text:p>
      <text:p text:style-name="P37">//</text:p>
      <text:p text:style-name="P18"><text:a xlink:type="simple" xlink:href="https://public-apis.io/colorfulclouds-weather-api" text:style-name="Internet_20_link" text:visited-style-name="Visited_20_Internet_20_Link"><text:span text:style-name="T2">https://public-apis.io/colorfulclouds-weather-api</text:span></text:a></text:p>
      <text:p text:style-name="P37">another weather app</text:p>
      <text:p text:style-name="P37"/>
      <text:p text:style-name="P37">//</text:p>
      <text:p text:style-name="P37"/>
      <text:p text:style-name="P18"><text:a xlink:type="simple" xlink:href="https://public-apis.io/dictum-api" text:style-name="Internet_20_link" text:visited-style-name="Visited_20_Internet_20_Link"><text:span text:style-name="T2">https://public-apis.io/dictum-api</text:span></text:a></text:p>
      <text:p text:style-name="P37">sayings</text:p>
      <text:p text:style-name="P37"/>
      <text:p text:style-name="P37">//</text:p>
      <text:p text:style-name="P37"><text:soft-page-break/></text:p>
      <text:p text:style-name="P37">largest e-coomerce site in Iceland</text:p>
      <text:p text:style-name="P18"><text:a xlink:type="simple" xlink:href="https://public-apis.io/heimkaup-api" text:style-name="Internet_20_link" text:visited-style-name="Visited_20_Internet_20_Link"><text:span text:style-name="T2">https://public-apis.io/heimkaup-api</text:span></text:a></text:p>
      <text:p text:style-name="P37">//</text:p>
      <text:p text:style-name="P37"/>
      <text:p text:style-name="P18"><text:a xlink:type="simple" xlink:href="https://public-apis.io/joke-api" text:style-name="Internet_20_link" text:visited-style-name="Visited_20_Internet_20_Link"><text:span text:style-name="T2">https://public-apis.io/joke-api</text:span></text:a></text:p>
      <text:p text:style-name="P37">jokes api</text:p>
      <text:p text:style-name="P37"/>
      <text:p text:style-name="P37">//</text:p>
      <text:p text:style-name="P18"><text:a xlink:type="simple" xlink:href="https://public-apis.io/numbers-api-api" text:style-name="Internet_20_link" text:visited-style-name="Visited_20_Internet_20_Link"><text:span text:style-name="T2">https://public-apis.io/numbers-api-api</text:span></text:a></text:p>
      <text:p text:style-name="P37">all about numbers</text:p>
      <text:p text:style-name="P37">//</text:p>
      <text:p text:style-name="P37">ip tracker</text:p>
      <text:p text:style-name="P18"><text:a xlink:type="simple" xlink:href="https://public-apis.io/ip-geolocation-api" text:style-name="Internet_20_link" text:visited-style-name="Visited_20_Internet_20_Link"><text:span text:style-name="T2">https://public-apis.io/ip-geolocation-api</text:span></text:a></text:p>
      <text:p text:style-name="P37">//</text:p>
      <text:p text:style-name="P37"/>
      <text:p text:style-name="P18"><text:a xlink:type="simple" xlink:href="https://public-apis.io/meteorologisk-institutt-api" text:style-name="Internet_20_link" text:visited-style-name="Visited_20_Internet_20_Link"><text:span text:style-name="T2">https://public-apis.io/meteorologisk-institutt-api</text:span></text:a></text:p>
      <text:p text:style-name="P38">more weather stuff!!!!</text:p>
      <text:p text:style-name="P38">//</text:p>
      <text:p text:style-name="P38">programming quotes</text:p>
      <text:p text:style-name="P19"><text:a xlink:type="simple" xlink:href="https://public-apis.io/programming-quotes-api-api" text:style-name="Internet_20_link" text:visited-style-name="Visited_20_Internet_20_Link"><text:span text:style-name="T2">https://public-apis.io/programming-quotes-api-api</text:span></text:a></text:p>
      <text:p text:style-name="P38"/>
      <text:p text:style-name="P38">//</text:p>
      <text:p text:style-name="P19"><text:a xlink:type="simple" xlink:href="https://public-apis.io/cleverbot-api-api" text:style-name="Internet_20_link" text:visited-style-name="Visited_20_Internet_20_Link"><text:span text:style-name="T2">https://public-apis.io/cleverbot-api-api</text:span></text:a></text:p>
      <text:p text:style-name="P38">AI chatbot API</text:p>
      <text:p text:style-name="P38">//</text:p>
      <text:p text:style-name="P19"><text:a xlink:type="simple" xlink:href="https://public-apis.io/apify-api" text:style-name="Internet_20_link" text:visited-style-name="Visited_20_Internet_20_Link"><text:span text:style-name="T2">https://public-apis.io/apify-api</text:span></text:a></text:p>
      <text:p text:style-name="P38">crawler/data-obtainer</text:p>
      <text:p text:style-name="P38">//</text:p>
      <text:p text:style-name="P19"><text:a xlink:type="simple" xlink:href="https://public-apis.io/scraper-api-api" text:style-name="Internet_20_link" text:visited-style-name="Visited_20_Internet_20_Link"><text:span text:style-name="T2">https://public-apis.io/scraper-api-api</text:span></text:a></text:p>
      <text:p text:style-name="P38">another scraper</text:p>
      <text:p text:style-name="P38"/>
      <text:p text:style-name="P38">//</text:p>
      <text:p text:style-name="P38">exercise and nutrition</text:p>
      <text:p text:style-name="P19"><text:a xlink:type="simple" xlink:href="https://public-apis.io/nutrition-and-exercise-api" text:style-name="Internet_20_link" text:visited-style-name="Visited_20_Internet_20_Link"><text:span text:style-name="T2">https://public-apis.io/nutrition-and-exercise-api</text:span></text:a></text:p>
      <text:p text:style-name="P38">//</text:p>
      <text:p text:style-name="P38">espn</text:p>
      <text:p text:style-name="P19"><text:a xlink:type="simple" xlink:href="https://public-apis.io/espn-sports-api" text:style-name="Internet_20_link" text:visited-style-name="Visited_20_Internet_20_Link"><text:span text:style-name="T2">https://public-apis.io/espn-sports-api</text:span></text:a></text:p>
      <text:p text:style-name="P38">//</text:p>
      <text:p text:style-name="P19"><text:a xlink:type="simple" xlink:href="https://public-apis.io/open-food-facts-api" text:style-name="Internet_20_link" text:visited-style-name="Visited_20_Internet_20_Link"><text:span text:style-name="T2">https://public-apis.io/open-food-facts-api</text:span></text:a></text:p>
      <text:p text:style-name="P38">food facts</text:p>
      <text:p text:style-name="P38">//</text:p>
      <text:p text:style-name="P38">pachyderms</text:p>
      <text:p text:style-name="P38"/>
      <text:p text:style-name="P19"><text:a xlink:type="simple" xlink:href="https://public-apis.io/the-elephant-api" text:style-name="Internet_20_link" text:visited-style-name="Visited_20_Internet_20_Link"><text:span text:style-name="T2">https://public-apis.io/the-elephant-api</text:span></text:a></text:p>
      <text:p text:style-name="P38"/>
      <text:p text:style-name="P38"/>
      <text:p text:style-name="P38">//</text:p>
      <text:p text:style-name="P38"><text:soft-page-break/>another weather thing</text:p>
      <text:p text:style-name="P19"><text:a xlink:type="simple" xlink:href="https://public-apis.io/rain-viewer-api" text:style-name="Internet_20_link" text:visited-style-name="Visited_20_Internet_20_Link"><text:span text:style-name="T2">https://public-apis.io/rain-viewer-api</text:span></text:a></text:p>
      <text:p text:style-name="P38">//</text:p>
      <text:p text:style-name="P19"><text:a xlink:type="simple" xlink:href="https://public-apis.io/zestful-api" text:style-name="Internet_20_link" text:visited-style-name="Visited_20_Internet_20_Link"><text:span text:style-name="T2">https://public-apis.io/zestful-api</text:span></text:a></text:p>
      <text:p text:style-name="P38">food ingredient app</text:p>
      <text:p text:style-name="P38"/>
      <text:p text:style-name="P38">//</text:p>
      <text:p text:style-name="P38">another ip app</text:p>
      <text:p text:style-name="P19"><text:a xlink:type="simple" xlink:href="https://public-apis.io/ip-api" text:style-name="Internet_20_link" text:visited-style-name="Visited_20_Internet_20_Link"><text:span text:style-name="T2">https://public-apis.io/ip-api</text:span></text:a></text:p>
      <text:p text:style-name="P38"/>
      <text:p text:style-name="P38">//</text:p>
      <text:p text:style-name="P38">electric charger points</text:p>
      <text:p text:style-name="P19"><text:a xlink:type="simple" xlink:href="https://public-apis.io/open-charge-map-api" text:style-name="Internet_20_link" text:visited-style-name="Visited_20_Internet_20_Link"><text:span text:style-name="T2">https://public-apis.io/open-charge-map-api</text:span></text:a></text:p>
      <text:p text:style-name="P38"/>
      <text:p text:style-name="P38">//</text:p>
      <text:p text:style-name="P19"><text:a xlink:type="simple" xlink:href="https://public-apis.io/barcode-api" text:style-name="Internet_20_link" text:visited-style-name="Visited_20_Internet_20_Link"><text:span text:style-name="T2">https://public-apis.io/barcode-api</text:span></text:a></text:p>
      <text:p text:style-name="P38">barcode app</text:p>
      <text:p text:style-name="P38"/>
      <text:p text:style-name="P38">//</text:p>
      <text:p text:style-name="P38">Harry Potter</text:p>
      <text:p text:style-name="P19"><text:a xlink:type="simple" xlink:href="https://public-apis.io/harry-potter-api" text:style-name="Internet_20_link" text:visited-style-name="Visited_20_Internet_20_Link"><text:span text:style-name="T2">https://public-apis.io/harry-potter-api</text:span></text:a></text:p>
      <text:p text:style-name="P38"/>
      <text:p text:style-name="P38">//</text:p>
      <text:p text:style-name="P38">art-word-app</text:p>
      <text:p text:style-name="P19"><text:a xlink:type="simple" xlink:href="https://public-apis.io/the-art-world-in-your-app-api" text:style-name="Internet_20_link" text:visited-style-name="Visited_20_Internet_20_Link"><text:span text:style-name="T2">https://public-apis.io/the-art-world-in-your-app-api</text:span></text:a></text:p>
      <text:p text:style-name="P38"/>
      <text:p text:style-name="P38">//</text:p>
      <text:p text:style-name="P38">hinduism app</text:p>
      <text:p text:style-name="P19"><text:a xlink:type="simple" xlink:href="https://public-apis.io/rig-veda-api" text:style-name="Internet_20_link" text:visited-style-name="Visited_20_Internet_20_Link"><text:span text:style-name="T2">https://public-apis.io/rig-veda-api</text:span></text:a></text:p>
      <text:p text:style-name="P38">//</text:p>
      <text:p text:style-name="P38">e-commmerce platform</text:p>
      <text:p text:style-name="P19"><text:a xlink:type="simple" xlink:href="https://public-apis.io/schema-api" text:style-name="Internet_20_link" text:visited-style-name="Visited_20_Internet_20_Link"><text:span text:style-name="T2">https://public-apis.io/schema-api</text:span></text:a></text:p>
      <text:p text:style-name="P38">//</text:p>
      <text:p text:style-name="P38"/>
      <text:p text:style-name="P38">Harry Potter api</text:p>
      <text:p text:style-name="P19"><text:a xlink:type="simple" xlink:href="https://public-apis.io/harry-potter-api" text:style-name="Internet_20_link" text:visited-style-name="Visited_20_Internet_20_Link"><text:span text:style-name="T2">https://public-apis.io/harry-potter-api</text:span></text:a></text:p>
      <text:p text:style-name="P38"/>
      <text:p text:style-name="P38">//</text:p>
      <text:p text:style-name="P19"><text:a xlink:type="simple" xlink:href="https://public-apis.io/vedic-society-api" text:style-name="Internet_20_link" text:visited-style-name="Visited_20_Internet_20_Link"><text:span text:style-name="T2">https://public-apis.io/vedic-society-api</text:span></text:a></text:p>
      <text:p text:style-name="P38">vedic glossary api</text:p>
      <text:p text:style-name="P38"/>
      <text:p text:style-name="P38">//</text:p>
      <text:p text:style-name="P38">Anime – reverse look up</text:p>
      <text:p text:style-name="P38"/>
      <text:p text:style-name="P19"><text:a xlink:type="simple" xlink:href="https://public-apis.io/what-anime-api" text:style-name="Internet_20_link" text:visited-style-name="Visited_20_Internet_20_Link"><text:span text:style-name="T2">https://public-apis.io/what-anime-api</text:span></text:a></text:p>
      <text:p text:style-name="P38"/>
      <text:p text:style-name="P38">//</text:p>
      <text:p text:style-name="P39">OCR text reading api</text:p>
      <text:p text:style-name="P20"><text:soft-page-break/><text:a xlink:type="simple" xlink:href="https://public-apis.io/optical-character-recognition-api" text:style-name="Internet_20_link" text:visited-style-name="Visited_20_Internet_20_Link"><text:span text:style-name="T2">https://public-apis.io/optical-character-recognition-api</text:span></text:a></text:p>
      <text:p text:style-name="P39"/>
      <text:p text:style-name="P39">//</text:p>
      <text:p text:style-name="P39">podcast api</text:p>
      <text:p text:style-name="P20"><text:a xlink:type="simple" xlink:href="https://public-apis.io/listen-notes-api-api" text:style-name="Internet_20_link" text:visited-style-name="Visited_20_Internet_20_Link"><text:span text:style-name="T2">https://public-apis.io/listen-notes-api-api</text:span></text:a></text:p>
      <text:p text:style-name="P39"/>
      <text:p text:style-name="P39">//</text:p>
      <text:p text:style-name="P20"><text:a xlink:type="simple" xlink:href="https://public-apis.io/radio-browser-api" text:style-name="Internet_20_link" text:visited-style-name="Visited_20_Internet_20_Link"><text:span text:style-name="T2">https://public-apis.io/radio-browser-api</text:span></text:a></text:p>
      <text:p text:style-name="P39">radio api</text:p>
      <text:p text:style-name="P39">//</text:p>
      <text:p text:style-name="P39">color api</text:p>
      <text:p text:style-name="P20"><text:a xlink:type="simple" xlink:href="https://public-apis.io/the-color-api" text:style-name="Internet_20_link" text:visited-style-name="Visited_20_Internet_20_Link"><text:span text:style-name="T2">https://public-apis.io/the-color-api</text:span></text:a></text:p>
      <text:p text:style-name="P39"/>
      <text:p text:style-name="P39">//</text:p>
      <text:p text:style-name="P20"><text:a xlink:type="simple" xlink:href="https://public-apis.io/what-pulse-api" text:style-name="Internet_20_link" text:visited-style-name="Visited_20_Internet_20_Link"><text:span text:style-name="T2">https://public-apis.io/what-pulse-api</text:span></text:a></text:p>
      <text:p text:style-name="P39">mouse and keyboard usage api</text:p>
      <text:p text:style-name="P39">//</text:p>
      <text:p text:style-name="P39"/>
      <text:p text:style-name="P20"><text:a xlink:type="simple" xlink:href="https://public-apis.io/giant-bomb-api" text:style-name="Internet_20_link" text:visited-style-name="Visited_20_Internet_20_Link"><text:span text:style-name="T2">https://public-apis.io/giant-bomb-api</text:span></text:a></text:p>
      <text:p text:style-name="P39">computer game api</text:p>
      <text:p text:style-name="P39"/>
      <text:p text:style-name="P39">//</text:p>
      <text:p text:style-name="P20"><text:a xlink:type="simple" xlink:href="https://public-apis.io/aztro-api-api" text:style-name="Internet_20_link" text:visited-style-name="Visited_20_Internet_20_Link"><text:span text:style-name="T2">https://public-apis.io/aztro-api-api</text:span></text:a></text:p>
      <text:p text:style-name="P39">astro api</text:p>
      <text:p text:style-name="P39"/>
      <text:p text:style-name="P39">//</text:p>
      <text:p text:style-name="P39">landmark recognition api</text:p>
      <text:p text:style-name="P20"><text:a xlink:type="simple" xlink:href="https://public-apis.io/landmark-recognition-api" text:style-name="Internet_20_link" text:visited-style-name="Visited_20_Internet_20_Link"><text:span text:style-name="T2">https://public-apis.io/landmark-recognition-api</text:span></text:a></text:p>
      <text:p text:style-name="P39"/>
      <text:p text:style-name="P39">//</text:p>
      <text:p text:style-name="P39">ip address recognise</text:p>
      <text:p text:style-name="P20"><text:a xlink:type="simple" xlink:href="https://public-apis.io/ip-geolocation-api" text:style-name="Internet_20_link" text:visited-style-name="Visited_20_Internet_20_Link"><text:span text:style-name="T2">https://public-apis.io/ip-geolocation-api</text:span></text:a></text:p>
      <text:p text:style-name="P39">//</text:p>
      <text:p text:style-name="P39"/>
      <text:p text:style-name="P20"><text:a xlink:type="simple" xlink:href="https://public-apis.io/text-recognition-api" text:style-name="Internet_20_link" text:visited-style-name="Visited_20_Internet_20_Link"><text:span text:style-name="T2">https://public-apis.io/text-recognition-api</text:span></text:a></text:p>
      <text:p text:style-name="P39">text recog api</text:p>
      <text:p text:style-name="P39"/>
      <text:p text:style-name="P39">//</text:p>
      <text:p text:style-name="P39">meme photos</text:p>
      <text:p text:style-name="P20"><text:a xlink:type="simple" xlink:href="https://public-apis.io/img-flip-api" text:style-name="Internet_20_link" text:visited-style-name="Visited_20_Internet_20_Link"><text:span text:style-name="T2">https://public-apis.io/img-flip-api</text:span></text:a></text:p>
      <text:p text:style-name="P39">//</text:p>
      <text:p text:style-name="P20"><text:a xlink:type="simple" xlink:href="https://public-apis.io/news-api-api" text:style-name="Internet_20_link" text:visited-style-name="Visited_20_Internet_20_Link"><text:span text:style-name="T2">https://public-apis.io/news-api-api</text:span></text:a></text:p>
      <text:p text:style-name="P39">news api</text:p>
      <text:p text:style-name="P39">//</text:p>
      <text:p text:style-name="P39">kanye is a twat</text:p>
      <text:p text:style-name="P20"><text:a xlink:type="simple" xlink:href="https://public-apis.io/kanye-rest-api" text:style-name="Internet_20_link" text:visited-style-name="Visited_20_Internet_20_Link"><text:span text:style-name="T2">https://public-apis.io/kanye-rest-api</text:span></text:a></text:p>
      <text:p text:style-name="P39">//</text:p>
      <text:p text:style-name="P39">goat api</text:p>
      <text:p text:style-name="P20"><text:soft-page-break/><text:a xlink:type="simple" xlink:href="https://public-apis.io/place-goat-api" text:style-name="Internet_20_link" text:visited-style-name="Visited_20_Internet_20_Link"><text:span text:style-name="T2">https://public-apis.io/place-goat-api</text:span></text:a></text:p>
      <text:p text:style-name="P39">//</text:p>
      <text:p text:style-name="P39">football apis</text:p>
      <text:p text:style-name="P20"><text:a xlink:type="simple" xlink:href="https://public-apis.io/football-soccer-videos-api" text:style-name="Internet_20_link" text:visited-style-name="Visited_20_Internet_20_Link"><text:span text:style-name="T2">https://public-apis.io/football-soccer-videos-api</text:span></text:a></text:p>
      <text:p text:style-name="P39">//</text:p>
      <text:p text:style-name="P20"><text:a xlink:type="simple" xlink:href="https://public-apis.io/recipe-food-nutrition-api" text:style-name="Internet_20_link" text:visited-style-name="Visited_20_Internet_20_Link"><text:span text:style-name="T2">https://public-apis.io/recipe-food-nutrition-api</text:span></text:a></text:p>
      <text:p text:style-name="P39">another food api</text:p>
      <text:p text:style-name="P39"/>
      <text:p text:style-name="P39">//</text:p>
      <text:p text:style-name="P39">museum api</text:p>
      <text:p text:style-name="P20"><text:a xlink:type="simple" xlink:href="https://public-apis.io/i-dig-bio-api" text:style-name="Internet_20_link" text:visited-style-name="Visited_20_Internet_20_Link"><text:span text:style-name="T2">https://public-apis.io/i-dig-bio-api</text:span></text:a></text:p>
      <text:p text:style-name="P39"/>
      <text:p text:style-name="P39">//</text:p>
      <text:p text:style-name="P20"><text:a xlink:type="simple" xlink:href="https://public-apis.io/evil-insult-generator-api" text:style-name="Internet_20_link" text:visited-style-name="Visited_20_Internet_20_Link"><text:span text:style-name="T2">https://public-apis.io/evil-insult-generator-api</text:span></text:a></text:p>
      <text:p text:style-name="P40">evil insult api</text:p>
      <text:p text:style-name="P40"/>
      <text:p text:style-name="P40">//</text:p>
      <text:p text:style-name="P40">Manchester transport api</text:p>
      <text:p text:style-name="P21"><text:a xlink:type="simple" xlink:href="https://public-apis.io/transport-for-manchester-england-api" text:style-name="Internet_20_link" text:visited-style-name="Visited_20_Internet_20_Link"><text:span text:style-name="T2">https://public-apis.io/transport-for-manchester-england-api</text:span></text:a></text:p>
      <text:p text:style-name="P40"/>
      <text:p text:style-name="P40">//</text:p>
      <text:p text:style-name="P21"><text:a xlink:type="simple" xlink:href="https://public-apis.io/ipg-eolocation-free-api" text:style-name="Internet_20_link" text:visited-style-name="Visited_20_Internet_20_Link"><text:span text:style-name="T2">https://public-apis.io/ipg-eolocation-free-api</text:span></text:a></text:p>
      <text:p text:style-name="P40">ip api</text:p>
      <text:p text:style-name="P40"/>
      <text:p text:style-name="P40">//</text:p>
      <text:p text:style-name="P40">cat facts</text:p>
      <text:p text:style-name="P21"><text:a xlink:type="simple" xlink:href="https://public-apis.io/cat-facts-api" text:style-name="Internet_20_link" text:visited-style-name="Visited_20_Internet_20_Link"><text:span text:style-name="T2">https://public-apis.io/cat-facts-api</text:span></text:a></text:p>
      <text:p text:style-name="P40"/>
      <text:p text:style-name="P40">//</text:p>
      <text:p text:style-name="P40">api for dictionary</text:p>
      <text:p text:style-name="P21"><text:a xlink:type="simple" xlink:href="https://public-apis.io/merriam-webster-api" text:style-name="Internet_20_link" text:visited-style-name="Visited_20_Internet_20_Link"><text:span text:style-name="T2">https://public-apis.io/merriam-webster-api</text:span></text:a></text:p>
      <text:p text:style-name="P40"/>
      <text:p text:style-name="P40">//</text:p>
      <text:p text:style-name="P40">cunts api</text:p>
      <text:p text:style-name="P19"><text:a xlink:type="simple" xlink:href="https://public-apis.io/data-parliament-uk-api" text:style-name="Internet_20_link" text:visited-style-name="Visited_20_Internet_20_Link"><text:span text:style-name="T2">https://public-apis.io/data-parliament-uk-api</text:span></text:a></text:p>
      <text:p text:style-name="P38">//</text:p>
      <text:p text:style-name="P19"><text:a xlink:type="simple" xlink:href="https://public-apis.io/currents-api" text:style-name="Internet_20_link" text:visited-style-name="Visited_20_Internet_20_Link"><text:span text:style-name="T2">https://public-apis.io/currents-api</text:span></text:a></text:p>
      <text:p text:style-name="P40">current news api</text:p>
      <text:p text:style-name="P40"/>
      <text:p text:style-name="P40">//’</text:p>
      <text:p text:style-name="P40">craft brewing api</text:p>
      <text:p text:style-name="P21"><text:a xlink:type="simple" xlink:href="https://public-apis.io/open-brewery-db-api" text:style-name="Internet_20_link" text:visited-style-name="Visited_20_Internet_20_Link"><text:span text:style-name="T2">https://public-apis.io/open-brewery-db-api</text:span></text:a></text:p>
      <text:p text:style-name="P40">//</text:p>
      <text:p text:style-name="P40">population info api</text:p>
      <text:p text:style-name="P21"><text:a xlink:type="simple" xlink:href="https://public-apis.io/population-io-api" text:style-name="Internet_20_link" text:visited-style-name="Visited_20_Internet_20_Link"><text:span text:style-name="T2">https://public-apis.io/population-io-api</text:span></text:a></text:p>
      <text:p text:style-name="P40"/>
      <text:p text:style-name="P40">//</text:p>
      <text:p text:style-name="P40">breakingbad api</text:p>
      <text:p text:style-name="P40"><text:soft-page-break/>https://public-apis.io/breaking-bad-quotes-api</text:p>
      <text:p text:style-name="P40"/>
      <text:p text:style-name="P40">//</text:p>
      <text:p text:style-name="P40">penguin api</text:p>
      <text:p text:style-name="P21"><text:a xlink:type="simple" xlink:href="https://public-apis.io/penguin-publishing-api" text:style-name="Internet_20_link" text:visited-style-name="Visited_20_Internet_20_Link"><text:span text:style-name="T2">https://public-apis.io/penguin-publishing-api</text:span></text:a></text:p>
      <text:p text:style-name="P40"/>
      <text:p text:style-name="P40">//</text:p>
      <text:p text:style-name="P40"/>
      <text:p text:style-name="P19"><text:a xlink:type="simple" xlink:href="https://public-apis.io/ipstack-api" text:style-name="Internet_20_link" text:visited-style-name="Visited_20_Internet_20_Link"><text:span text:style-name="T2">https://public-apis.io/ipstack-api</text:span></text:a></text:p>
      <text:p text:style-name="P40">ip-address api</text:p>
      <text:p text:style-name="P40"/>
      <text:p text:style-name="P40">//</text:p>
      <text:p text:style-name="P40">sports api</text:p>
      <text:p text:style-name="P21"><text:a xlink:type="simple" xlink:href="https://public-apis.io/the-sports-db-api" text:style-name="Internet_20_link" text:visited-style-name="Visited_20_Internet_20_Link"><text:span text:style-name="T2">https://public-apis.io/the-sports-db-api</text:span></text:a></text:p>
      <text:p text:style-name="P40"/>
      <text:p text:style-name="P40">//</text:p>
      <text:p text:style-name="P21"><text:a xlink:type="simple" xlink:href="https://public-apis.io/the-meal-db-api" text:style-name="Internet_20_link" text:visited-style-name="Visited_20_Internet_20_Link"><text:span text:style-name="T2">https://public-apis.io/the-meal-db-api</text:span></text:a></text:p>
      <text:p text:style-name="P40">meal api</text:p>
      <text:p text:style-name="P40"/>
      <text:p text:style-name="P40">//</text:p>
      <text:p text:style-name="P40">shibu photos and more</text:p>
      <text:p text:style-name="P21"><text:a xlink:type="simple" xlink:href="https://public-apis.io/shibe-online-api" text:style-name="Internet_20_link" text:visited-style-name="Visited_20_Internet_20_Link"><text:span text:style-name="T2">https://public-apis.io/shibe-online-api</text:span></text:a></text:p>
      <text:p text:style-name="P40"/>
      <text:p text:style-name="P40">//</text:p>
      <text:p text:style-name="P21"><text:a xlink:type="simple" xlink:href="https://public-apis.io/the-cat-api" text:style-name="Internet_20_link" text:visited-style-name="Visited_20_Internet_20_Link"><text:span text:style-name="T2">https://public-apis.io/the-cat-api</text:span></text:a></text:p>
      <text:p text:style-name="P40">cats api</text:p>
      <text:p text:style-name="P40"/>
      <text:p text:style-name="P40">//</text:p>
      <text:p text:style-name="P40"/>
      <text:p text:style-name="P40">bhagvad gita app</text:p>
      <text:p text:style-name="P21"><text:a xlink:type="simple" xlink:href="https://public-apis.io/bhagavad-gita-api" text:style-name="Internet_20_link" text:visited-style-name="Visited_20_Internet_20_Link"><text:span text:style-name="T2">https://public-apis.io/bhagavad-gita-api</text:span></text:a></text:p>
      <text:p text:style-name="P40"/>
      <text:p text:style-name="P40">//</text:p>
      <text:p text:style-name="P21"><text:a xlink:type="simple" xlink:href="https://public-apis.io/fake-json-api" text:style-name="Internet_20_link" text:visited-style-name="Visited_20_Internet_20_Link"><text:span text:style-name="T2">https://public-apis.io/fake-json-api</text:span></text:a></text:p>
      <text:p text:style-name="P41">json faker</text:p>
      <text:p text:style-name="P41"/>
      <text:p text:style-name="P41">//</text:p>
      <text:p text:style-name="P22"><text:a xlink:type="simple" xlink:href="https://public-apis.io/getty-images-api" text:style-name="Internet_20_link" text:visited-style-name="Visited_20_Internet_20_Link"><text:span text:style-name="T2">https://public-apis.io/getty-images-api</text:span></text:a></text:p>
      <text:p text:style-name="P41">getty</text:p>
      <text:p text:style-name="P41"/>
      <text:p text:style-name="P41">//</text:p>
      <text:p text:style-name="P41">giphy</text:p>
      <text:p text:style-name="P22"><text:a xlink:type="simple" xlink:href="https://public-apis.io/giphy-api" text:style-name="Internet_20_link" text:visited-style-name="Visited_20_Internet_20_Link"><text:span text:style-name="T2">https://public-apis.io/giphy-api</text:span></text:a></text:p>
      <text:p text:style-name="P41"/>
      <text:p text:style-name="P41">//</text:p>
      <text:p text:style-name="P22"><text:a xlink:type="simple" xlink:href="https://public-apis.io/fav-qs-com-api" text:style-name="Internet_20_link" text:visited-style-name="Visited_20_Internet_20_Link"><text:span text:style-name="T2">https://public-apis.io/fav-qs-com-api</text:span></text:a></text:p>
      <text:p text:style-name="P41">quotes api</text:p>
      <text:p text:style-name="P41"/>
      <text:p text:style-name="P41"><text:soft-page-break/>//</text:p>
      <text:p text:style-name="P22"><text:a xlink:type="simple" xlink:href="https://public-apis.io/jokes-api" text:style-name="Internet_20_link" text:visited-style-name="Visited_20_Internet_20_Link"><text:span text:style-name="T2">https://public-apis.io/jokes-api</text:span></text:a></text:p>
      <text:p text:style-name="P41">jokes</text:p>
      <text:p text:style-name="P41"/>
      <text:p text:style-name="P41">//</text:p>
      <text:p text:style-name="P22"><text:a xlink:type="simple" xlink:href="https://public-apis.io/taste-dive-api" text:style-name="Internet_20_link" text:visited-style-name="Visited_20_Internet_20_Link"><text:span text:style-name="T2">https://public-apis.io/taste-dive-api</text:span></text:a></text:p>
      <text:p text:style-name="P41">you might also like…...</text:p>
      <text:p text:style-name="P38">//</text:p>
      <text:p text:style-name="P26"><text:a xlink:type="simple" xlink:href="https://public-apis.io/oxford-api" text:style-name="Internet_20_link" text:visited-style-name="Visited_20_Internet_20_Link"><text:span text:style-name="T1">https://public-apis.io/oxford-api</text:span></text:a></text:p>
      <text:p text:style-name="P45">oxford dictionary apps</text:p>
      <text:p text:style-name="P45">//</text:p>
      <text:p text:style-name="P27"><text:a xlink:type="simple" xlink:href="https://public-apis.io/tvdb-api" text:style-name="Internet_20_link" text:visited-style-name="Visited_20_Internet_20_Link"><text:span text:style-name="T1">https://public-apis.io/tvdb-api</text:span></text:a></text:p>
      <text:p text:style-name="P44">tv and film api</text:p>
      <text:p text:style-name="P44"/>
      <text:p text:style-name="P44">//</text:p>
      <text:p text:style-name="P44">wit api</text:p>
      <text:p text:style-name="P27"><text:a xlink:type="simple" xlink:href="https://public-apis.io/marijuana-strain-api-api" text:style-name="Internet_20_link" text:visited-style-name="Visited_20_Internet_20_Link"><text:span text:style-name="T1">https://public-apis.io/marijuana-strain-api-api</text:span></text:a></text:p>
      <text:p text:style-name="P44">//</text:p>
      <text:p text:style-name="P27"><text:a xlink:type="simple" xlink:href="https://public-apis.io/words-api-api" text:style-name="Internet_20_link" text:visited-style-name="Visited_20_Internet_20_Link"><text:span text:style-name="T1">https://public-apis.io/words-api-api</text:span></text:a></text:p>
      <text:p text:style-name="P44">words api</text:p>
      <text:p text:style-name="P44">//</text:p>
      <text:p text:style-name="P27"><text:a xlink:type="simple" xlink:href="https://public-apis.io/imgur-api" text:style-name="Internet_20_link" text:visited-style-name="Visited_20_Internet_20_Link"><text:span text:style-name="T1">https://public-apis.io/imgur-api</text:span></text:a></text:p>
      <text:p text:style-name="P44">imgur</text:p>
      <text:p text:style-name="P44">//</text:p>
      <text:p text:style-name="P27"><text:a xlink:type="simple" xlink:href="https://public-apis.io/chronicling-america-api" text:style-name="Internet_20_link" text:visited-style-name="Visited_20_Internet_20_Link"><text:span text:style-name="T1">https://public-apis.io/chronicling-america-api</text:span></text:a></text:p>
      <text:p text:style-name="P44">us newspaper archive</text:p>
      <text:p text:style-name="P44">//</text:p>
      <text:p text:style-name="P44"/>
      <text:p text:style-name="P18"><text:a xlink:type="simple" xlink:href="https://public-apis.io/upc-database-api" text:style-name="Internet_20_link" text:visited-style-name="Visited_20_Internet_20_Link"><text:span text:style-name="T2">https://public-apis.io/upc-database-api</text:span></text:a></text:p>
      <text:p text:style-name="P41">identify bar codes</text:p>
      <text:p text:style-name="P41">//</text:p>
      <text:p text:style-name="P41">live music apo</text:p>
      <text:p text:style-name="P22"><text:a xlink:type="simple" xlink:href="https://public-apis.io/songkick-api" text:style-name="Internet_20_link" text:visited-style-name="Visited_20_Internet_20_Link"><text:span text:style-name="T2">https://public-apis.io/songkick-api</text:span></text:a></text:p>
      <text:p text:style-name="P41"/>
      <text:p text:style-name="P41">//</text:p>
      <text:p text:style-name="P41">art museums</text:p>
      <text:p text:style-name="P22"><text:a xlink:type="simple" xlink:href="https://public-apis.io/harvard-art-museums-api" text:style-name="Internet_20_link" text:visited-style-name="Visited_20_Internet_20_Link"><text:span text:style-name="T2">https://public-apis.io/harvard-art-museums-api</text:span></text:a></text:p>
      <text:p text:style-name="P41"/>
      <text:p text:style-name="P41">//</text:p>
      <text:p text:style-name="P41">dad jokes</text:p>
      <text:p text:style-name="P22"><text:a xlink:type="simple" xlink:href="https://public-apis.io/icanhazdadjoke-api" text:style-name="Internet_20_link" text:visited-style-name="Visited_20_Internet_20_Link"><text:span text:style-name="T2">https://public-apis.io/icanhazdadjoke-api</text:span></text:a></text:p>
      <text:p text:style-name="P41"/>
      <text:p text:style-name="P41">//</text:p>
      <text:p text:style-name="P22"><text:a xlink:type="simple" xlink:href="https://public-apis.io/ip-location-api" text:style-name="Internet_20_link" text:visited-style-name="Visited_20_Internet_20_Link"><text:span text:style-name="T2">https://public-apis.io/ip-location-api</text:span></text:a></text:p>
      <text:p text:style-name="P41">another location api</text:p>
      <text:p text:style-name="P41"/>
      <text:p text:style-name="P41">//</text:p>
      <text:p text:style-name="P22"><text:a xlink:type="simple" xlink:href="https://public-apis.io/dog-database-free-api" text:style-name="Internet_20_link" text:visited-style-name="Visited_20_Internet_20_Link"><text:span text:style-name="T2">https://public-apis.io/dog-database-free-api</text:span></text:a></text:p>
      <text:p text:style-name="P41"><text:soft-page-break/>dog api</text:p>
      <text:p text:style-name="P22"><text:a xlink:type="simple" xlink:href="https://public-apis.io/dog-database-free-api" text:style-name="Internet_20_link" text:visited-style-name="Visited_20_Internet_20_Link"><text:span text:style-name="T2">https://public-apis.io/dog-database-free-api</text:span></text:a></text:p>
      <text:p text:style-name="P41">//</text:p>
      <text:p text:style-name="P41">kitten api</text:p>
      <text:p text:style-name="P22"><text:a xlink:type="simple" xlink:href="https://public-apis.io/place-kitten-api" text:style-name="Internet_20_link" text:visited-style-name="Visited_20_Internet_20_Link"><text:span text:style-name="T2">https://public-apis.io/place-kitten-api</text:span></text:a></text:p>
      <text:p text:style-name="P41">//</text:p>
      <text:p text:style-name="P41">drone strike api</text:p>
      <text:p text:style-name="P22"><text:a xlink:type="simple" xlink:href="https://public-apis.io/dronestream-api" text:style-name="Internet_20_link" text:visited-style-name="Visited_20_Internet_20_Link"><text:span text:style-name="T2">https://public-apis.io/dronestream-api</text:span></text:a></text:p>
      <text:p text:style-name="P41">//</text:p>
      <text:p text:style-name="P41">cards api</text:p>
      <text:p text:style-name="P22"><text:a xlink:type="simple" xlink:href="https://public-apis.io/deck-of-cards-api" text:style-name="Internet_20_link" text:visited-style-name="Visited_20_Internet_20_Link"><text:span text:style-name="T2">https://public-apis.io/deck-of-cards-api</text:span></text:a></text:p>
      <text:p text:style-name="P41">//</text:p>
      <text:p text:style-name="P42">taco database api</text:p>
      <text:p text:style-name="P42">//</text:p>
      <text:p text:style-name="P23"><text:a xlink:type="simple" xlink:href="https://public-apis.io/taco-fancy-api" text:style-name="Internet_20_link" text:visited-style-name="Visited_20_Internet_20_Link"><text:span text:style-name="T2">https://public-apis.io/taco-fancy-api</text:span></text:a></text:p>
      <text:p text:style-name="P42">//</text:p>
      <text:p text:style-name="P42">air quality api</text:p>
      <text:p text:style-name="P23"><text:a xlink:type="simple" xlink:href="https://public-apis.io/open-aq-api" text:style-name="Internet_20_link" text:visited-style-name="Visited_20_Internet_20_Link"><text:span text:style-name="T2">https://public-apis.io/open-aq-api</text:span></text:a></text:p>
      <text:p text:style-name="P42">//</text:p>
      <text:p text:style-name="P42">guardian api</text:p>
      <text:p text:style-name="P23"><text:a xlink:type="simple" xlink:href="https://public-apis.io/the-guardian-api" text:style-name="Internet_20_link" text:visited-style-name="Visited_20_Internet_20_Link"><text:span text:style-name="T2">https://public-apis.io/the-guardian-api</text:span></text:a></text:p>
      <text:p text:style-name="P42">//</text:p>
      <text:p text:style-name="P23"><text:a xlink:type="simple" xlink:href="https://public-apis.io/comic-vine-api" text:style-name="Internet_20_link" text:visited-style-name="Visited_20_Internet_20_Link"><text:span text:style-name="T2">https://public-apis.io/comic-vine-api</text:span></text:a></text:p>
      <text:p text:style-name="P42">comics wiki api</text:p>
      <text:p text:style-name="P42">//</text:p>
      <text:p text:style-name="P42">earthquake data</text:p>
      <text:p text:style-name="P23"><text:a xlink:type="simple" xlink:href="https://public-apis.io/usgs-earthquake-hazards-program-api" text:style-name="Internet_20_link" text:visited-style-name="Visited_20_Internet_20_Link"><text:span text:style-name="T2">https://public-apis.io/usgs-earthquake-hazards-program-api</text:span></text:a></text:p>
      <text:p text:style-name="P42"/>
      <text:p text:style-name="P42">//</text:p>
      <text:p text:style-name="P42">football data</text:p>
      <text:p text:style-name="P23"><text:a xlink:type="simple" xlink:href="https://public-apis.io/football-data-org-api" text:style-name="Internet_20_link" text:visited-style-name="Visited_20_Internet_20_Link"><text:span text:style-name="T2">https://public-apis.io/football-data-org-api</text:span></text:a></text:p>
      <text:p text:style-name="P42">//</text:p>
      <text:p text:style-name="P23"><text:a xlink:type="simple" xlink:href="https://public-apis.io/world-bank-api" text:style-name="Internet_20_link" text:visited-style-name="Visited_20_Internet_20_Link"><text:span text:style-name="T2">https://public-apis.io/world-bank-api</text:span></text:a></text:p>
      <text:p text:style-name="P42">world bank</text:p>
      <text:p text:style-name="P42">//</text:p>
      <text:p text:style-name="P23"><text:a xlink:type="simple" xlink:href="https://public-apis.io/diabetes-api" text:style-name="Internet_20_link" text:visited-style-name="Visited_20_Internet_20_Link"><text:span text:style-name="T2">https://public-apis.io/diabetes-api</text:span></text:a></text:p>
      <text:p text:style-name="P42">diabetes api</text:p>
      <text:p text:style-name="P42">//</text:p>
      <text:p text:style-name="P42">chuck norris</text:p>
      <text:p text:style-name="P23"><text:a xlink:type="simple" xlink:href="https://public-apis.io/chucknorris-io-api" text:style-name="Internet_20_link" text:visited-style-name="Visited_20_Internet_20_Link"><text:span text:style-name="T2">https://public-apis.io/chucknorris-io-api</text:span></text:a></text:p>
      <text:p text:style-name="P42">//</text:p>
      <text:p text:style-name="P23"><text:a xlink:type="simple" xlink:href="https://public-apis.io/gfycat-api" text:style-name="Internet_20_link" text:visited-style-name="Visited_20_Internet_20_Link"><text:span text:style-name="T2">https://public-apis.io/gfycat-api</text:span></text:a></text:p>
      <text:p text:style-name="P42">gif api</text:p>
      <text:p text:style-name="P42">//</text:p>
      <text:p text:style-name="P23"><text:a xlink:type="simple" xlink:href="https://public-apis.io/genius-api" text:style-name="Internet_20_link" text:visited-style-name="Visited_20_Internet_20_Link"><text:span text:style-name="T2">https://public-apis.io/genius-api</text:span></text:a></text:p>
      <text:p text:style-name="P42">muso stuff</text:p>
      <text:p text:style-name="P42">//</text:p>
      <text:p text:style-name="P42">recipes</text:p>
      <text:p text:style-name="P23"><text:soft-page-break/><text:a xlink:type="simple" xlink:href="https://public-apis.io/recipe-puppy-api" text:style-name="Internet_20_link" text:visited-style-name="Visited_20_Internet_20_Link"><text:span text:style-name="T2">https://public-apis.io/recipe-puppy-api</text:span></text:a></text:p>
      <text:p text:style-name="P42"/>
      <text:p text:style-name="P42"/>
      <text:p text:style-name="P41">//</text:p>
      <text:p text:style-name="P41"/>
      <text:p text:style-name="P22"><text:a xlink:type="simple" xlink:href="https://public-apis.io/reddit-api" text:style-name="Internet_20_link" text:visited-style-name="Visited_20_Internet_20_Link"><text:span text:style-name="T2">https://public-apis.io/reddit-api</text:span></text:a></text:p>
      <text:p text:style-name="P42">reddit api</text:p>
      <text:p text:style-name="P42">//</text:p>
      <text:p text:style-name="P42">design quotes</text:p>
      <text:p text:style-name="P23"><text:a xlink:type="simple" xlink:href="https://public-apis.io/quotes-on-design-api" text:style-name="Internet_20_link" text:visited-style-name="Visited_20_Internet_20_Link"><text:span text:style-name="T2">https://public-apis.io/quotes-on-design-api</text:span></text:a></text:p>
      <text:p text:style-name="P42">//</text:p>
      <text:p text:style-name="P42">f1 api]</text:p>
      <text:p text:style-name="P42"/>
      <text:p text:style-name="P22"><text:a xlink:type="simple" xlink:href="https://public-apis.io/ergast-f1-api" text:style-name="Internet_20_link" text:visited-style-name="Visited_20_Internet_20_Link"><text:span text:style-name="T2">https://public-apis.io/ergast-f1-api</text:span></text:a></text:p>
      <text:p text:style-name="P41">//</text:p>
      <text:p text:style-name="P22"><text:a xlink:type="simple" xlink:href="https://public-apis.io/pinterest-api" text:style-name="Internet_20_link" text:visited-style-name="Visited_20_Internet_20_Link"><text:span text:style-name="T2">https://public-apis.io/pinterest-api</text:span></text:a></text:p>
      <text:p text:style-name="P42">pinterest api</text:p>
      <text:p text:style-name="P42">//</text:p>
      <text:p text:style-name="P42"/>
      <text:p text:style-name="P42">fuck off as a service</text:p>
      <text:p text:style-name="P18"><text:a xlink:type="simple" xlink:href="https://public-apis.io/fuck-off-as-a-service-api" text:style-name="Internet_20_link" text:visited-style-name="Visited_20_Internet_20_Link"><text:span text:style-name="T2">https://public-apis.io/fuck-off-as-a-service-api</text:span></text:a></text:p>
      <text:p text:style-name="P37"/>
      <text:p text:style-name="P35">//</text:p>
      <text:p text:style-name="P16"><text:a xlink:type="simple" xlink:href="https://public-apis.io/punk-api" text:style-name="Internet_20_link" text:visited-style-name="Visited_20_Internet_20_Link"><text:span text:style-name="T2">https://public-apis.io/punk-api</text:span></text:a></text:p>
      <text:p text:style-name="P43">brewdog recipes api</text:p>
      <text:p text:style-name="P43"/>
      <text:p text:style-name="P43">//</text:p>
      <text:p text:style-name="P43"/>
      <text:p text:style-name="P16"><text:a xlink:type="simple" xlink:href="https://public-apis.io/iucn-species-database-api" text:style-name="Internet_20_link" text:visited-style-name="Visited_20_Internet_20_Link"><text:span text:style-name="T2">https://public-apis.io/iucn-species-database-api</text:span></text:a></text:p>
      <text:p text:style-name="P43">endangered species API</text:p>
      <text:p text:style-name="P43"/>
      <text:p text:style-name="P43">//</text:p>
      <text:p text:style-name="P24"><text:a xlink:type="simple" xlink:href="https://public-apis.io/musixmatch-api" text:style-name="Internet_20_link" text:visited-style-name="Visited_20_Internet_20_Link"><text:span text:style-name="T2">https://public-apis.io/musixmatch-api</text:span></text:a></text:p>
      <text:p text:style-name="P43">lyrics website</text:p>
      <text:p text:style-name="P43">//</text:p>
      <text:p text:style-name="P43"/>
      <text:p text:style-name="P16"><text:a xlink:type="simple" xlink:href="https://public-apis.io/yahoo-weather-api" text:style-name="Internet_20_link" text:visited-style-name="Visited_20_Internet_20_Link"><text:span text:style-name="T2">https://public-apis.io/yahoo-weather-api</text:span></text:a></text:p>
      <text:p text:style-name="P43">weather from yahoo……</text:p>
      <text:p text:style-name="P43"/>
      <text:p text:style-name="P43">//</text:p>
      <text:p text:style-name="P24"><text:a xlink:type="simple" xlink:href="https://public-apis.io/uk-police-api" text:style-name="Internet_20_link" text:visited-style-name="Visited_20_Internet_20_Link"><text:span text:style-name="T2">https://public-apis.io/uk-police-api</text:span></text:a></text:p>
      <text:p text:style-name="P43">uk police…..</text:p>
      <text:p text:style-name="P43"/>
      <text:p text:style-name="P43">//</text:p>
      <text:p text:style-name="P24"><text:a xlink:type="simple" xlink:href="https://public-apis.io/wordnik-api" text:style-name="Internet_20_link" text:visited-style-name="Visited_20_Internet_20_Link"><text:span text:style-name="T2">https://public-apis.io/wordnik-api</text:span></text:a></text:p>
      <text:p text:style-name="P43">hardcore dictionary app</text:p>
      <text:p text:style-name="P43"/>
      <text:p text:style-name="P43">//</text:p>
      <text:p text:style-name="P24"><text:soft-page-break/><text:a xlink:type="simple" xlink:href="https://public-apis.io/tv-maze-api" text:style-name="Internet_20_link" text:visited-style-name="Visited_20_Internet_20_Link"><text:span text:style-name="T2">https://public-apis.io/tv-maze-api</text:span></text:a></text:p>
      <text:p text:style-name="P43">another tv app</text:p>
      <text:p text:style-name="P43">//</text:p>
      <text:p text:style-name="P43">music encyclopedia</text:p>
      <text:p text:style-name="P24"><text:a xlink:type="simple" xlink:href="https://public-apis.io/music-brainz-api" text:style-name="Internet_20_link" text:visited-style-name="Visited_20_Internet_20_Link"><text:span text:style-name="T2">https://public-apis.io/music-brainz-api</text:span></text:a></text:p>
      <text:p text:style-name="P43">//</text:p>
      <text:p text:style-name="P43">random text robo avatar</text:p>
      <text:p text:style-name="P24"><text:a xlink:type="simple" xlink:href="https://public-apis.io/robo-hash-api" text:style-name="Internet_20_link" text:visited-style-name="Visited_20_Internet_20_Link"><text:span text:style-name="T2">https://public-apis.io/robo-hash-api</text:span></text:a></text:p>
      <text:p text:style-name="P43">//</text:p>
      <text:p text:style-name="P43"/>
      <text:p text:style-name="P24"><text:a xlink:type="simple" xlink:href="https://public-apis.io/adorable-avatars-api" text:style-name="Internet_20_link" text:visited-style-name="Visited_20_Internet_20_Link"><text:span text:style-name="T2">https://public-apis.io/adorable-avatars-api</text:span></text:a></text:p>
      <text:p text:style-name="P43">another avatar api</text:p>
      <text:p text:style-name="P43"/>
      <text:p text:style-name="P43">//</text:p>
      <text:p text:style-name="P43"/>
      <text:p text:style-name="P24"><text:a xlink:type="simple" xlink:href="https://public-apis.io/random-user-api" text:style-name="Internet_20_link" text:visited-style-name="Visited_20_Internet_20_Link"><text:span text:style-name="T2">https://public-apis.io/random-user-api</text:span></text:a></text:p>
      <text:p text:style-name="P43">random user creation api</text:p>
      <text:p text:style-name="P43"/>
      <text:p text:style-name="P43">//</text:p>
      <text:p text:style-name="P43"/>
      <text:p text:style-name="P16"><text:a xlink:type="simple" xlink:href="https://public-apis.io/jsonp-laceholder-api" text:style-name="Internet_20_link" text:visited-style-name="Visited_20_Internet_20_Link"><text:span text:style-name="T2">https://public-apis.io/jsonp-laceholder-api</text:span></text:a></text:p>
      <text:p text:style-name="P43">fake data</text:p>
      <text:p text:style-name="P43"/>
      <text:p text:style-name="P43">//</text:p>
      <text:p text:style-name="P43"/>
      <text:p text:style-name="P11"><text:a xlink:type="simple" xlink:href="https://public-apis.io/good-reads-api" text:style-name="Internet_20_link" text:visited-style-name="Visited_20_Internet_20_Link"><text:span text:style-name="T2">https://public-apis.io/good-reads-api</text:span></text:a></text:p>
      <text:p text:style-name="P43">good reads</text:p>
      <text:p text:style-name="P43">//</text:p>
      <text:p text:style-name="P43">tfl</text:p>
      <text:p text:style-name="P24"><text:a xlink:type="simple" xlink:href="https://public-apis.io/transport-for-london-api" text:style-name="Internet_20_link" text:visited-style-name="Visited_20_Internet_20_Link"><text:span text:style-name="T2">https://public-apis.io/transport-for-london-api</text:span></text:a></text:p>
      <text:p text:style-name="P43">//</text:p>
      <text:p text:style-name="P43"/>
      <text:p text:style-name="P24">another movie app</text:p>
      <text:p text:style-name="P10"><text:a xlink:type="simple" xlink:href="https://public-apis.io/movie-db-api" text:style-name="Internet_20_link" text:visited-style-name="Visited_20_Internet_20_Link">https://public-apis.io/movie-db-api</text:a></text:p>
      <text:p text:style-name="P10"/>
      <text:p text:style-name="P10">//</text:p>
      <text:p text:style-name="P10"><text:a xlink:type="simple" xlink:href="https://public-apis.io/chucknorris-io-api" text:style-name="Internet_20_link" text:visited-style-name="Visited_20_Internet_20_Link">https://public-apis.io/chucknorris-io-api</text:a></text:p>
      <text:p text:style-name="P24">chuck</text:p>
      <text:p text:style-name="P24">//</text:p>
      <text:p text:style-name="P25">map api</text:p>
      <text:p text:style-name="P25"><text:a xlink:type="simple" xlink:href="https://docs.mapbox.com/api/" text:style-name="Internet_20_link" text:visited-style-name="Visited_20_Internet_20_Link">https://docs.mapbox.com/api/</text:a></text:p>
      <text:p text:style-name="P25">//</text:p>
      <text:p text:style-name="P25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oppins" svg:font-family="Poppins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21:06:57.102411308</meta:creation-date>
    <dc:date>2021-10-21T13:51:08.788408800</dc:date>
    <meta:editing-duration>PT17M7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14" meta:paragraph-count="516" meta:word-count="758" meta:character-count="9317" meta:non-whitespace-character-count="9072"/>
  </office:meta>
</office:document-meta>
</file>